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6600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ff3399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draw:stroke="solid" draw:stroke-dash="Ultrafine_20_Dashed" svg:stroke-width="4.31pt" svg:stroke-color="#b2b2b2" draw:marker-start-width="18.68pt" draw:marker-end-width="18.68pt" draw:fill="solid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2" style:family="graphic">
      <style:graphic-properties svg:stroke-color="#996600" draw:fill-color="#996600" draw:opacity="50%" draw:textarea-horizontal-align="justify" draw:textarea-vertical-align="middle" draw:auto-grow-height="false" fo:min-height="307.93pt" fo:min-width="77.7pt" draw:shadow-opacity="50%"/>
    </style:style>
    <style:style style:name="gr3" style:family="graphic">
      <style:graphic-properties svg:stroke-color="#996600" draw:fill-color="#996600" draw:opacity="50%" draw:textarea-horizontal-align="justify" draw:textarea-vertical-align="middle" draw:auto-grow-height="false" fo:min-height="205.54pt" fo:min-width="76.9pt" draw:shadow-opacity="50%"/>
    </style:style>
    <style:style style:name="gr4" style:family="graphic">
      <style:graphic-properties svg:stroke-color="#333333" draw:fill-color="#333333" draw:opacity="50%" draw:textarea-horizontal-align="justify" draw:textarea-vertical-align="middle" draw:auto-grow-height="false" fo:min-height="204.04pt" fo:min-width="360.96pt" draw:shadow-opacity="50%"/>
    </style:style>
    <style:style style:name="gr5" style:family="graphic">
      <style:graphic-properties svg:stroke-color="#000000" draw:fill="none" draw:fill-color="#ffffff" draw:opacity="100%" draw:textarea-horizontal-align="justify" draw:textarea-vertical-align="middle" draw:auto-grow-height="false" fo:min-height="20.32pt" fo:min-width="1152.54pt" draw:shadow-opacity="100%"/>
    </style:style>
    <style:style style:name="gr6" style:family="graphic">
      <style:graphic-properties svg:stroke-width="4.31pt" svg:stroke-color="#b2b2b2" draw:marker-start-width="18.71pt" draw:marker-end-width="18.71pt" draw:fill-color="#ffffff" draw:opacity="50%" draw:textarea-horizontal-align="justify" draw:textarea-vertical-align="middle" draw:auto-grow-height="false" fo:min-height="40.99pt" fo:min-width="41.5pt" fo:padding-top="2.15pt" fo:padding-bottom="2.15pt" fo:padding-left="2.15pt" fo:padding-right="2.15pt" draw:shadow-opacity="50%"/>
    </style:style>
    <style:style style:name="gr7" style:family="graphic">
      <style:graphic-properties draw:marker-start="Arrow" draw:marker-end="Arrow" draw:textarea-horizontal-align="center" draw:textarea-vertical-align="middle"/>
    </style:style>
    <style:style style:name="gr8" style:family="graphic">
      <style:graphic-properties svg:stroke-color="#333333" draw:fill="solid" draw:fill-color="#000000" draw:opacity="80%" draw:textarea-horizontal-align="justify" draw:textarea-vertical-align="middle" draw:auto-grow-height="false" fo:min-height="50.43pt" fo:min-width="50.17pt" draw:shadow-opacity="80%"/>
    </style:style>
    <style:style style:name="gr9" style:family="graphic">
      <style:graphic-properties draw:fill-color="#333333" draw:textarea-horizontal-align="justify" draw:textarea-vertical-align="middle" draw:auto-grow-height="false" fo:min-height="24.83pt" fo:min-width="26.62pt"/>
    </style:style>
    <style:style style:name="gr10" style:family="graphic">
      <style:graphic-properties svg:stroke-color="#000000" draw:fill-color="#000000" draw:opacity="100%" draw:textarea-horizontal-align="justify" draw:textarea-vertical-align="middle" draw:auto-grow-height="false" fo:min-height="13.55pt" fo:min-width="233.09pt" draw:shadow-offset-x="8.65pt" draw:shadow-offset-y="8.65pt" draw:shadow-opacity="100%"/>
    </style:style>
    <style:style style:name="gr11" style:family="graphic">
      <style:graphic-properties draw:stroke="solid" draw:stroke-dash="Ultrafine_20_Dashed" svg:stroke-width="4.31pt" svg:stroke-color="#b2b2b2" draw:marker-start-width="18.68pt" draw:marker-end-width="18.68pt" draw:fill="none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12" style:family="graphic">
      <style:graphic-properties draw:stroke="solid" draw:stroke-dash="Ultrafine_20_Dashed" svg:stroke-width="4.31pt" svg:stroke-color="#111111" draw:marker-start-width="18.68pt" draw:marker-end-width="18.68pt" draw:fill="none" draw:fill-color="#eeeeee" draw:opacity="100%" draw:textarea-horizontal-align="justify" draw:textarea-vertical-align="middle" draw:auto-grow-height="false" fo:min-height="84.53pt" fo:min-width="83.06pt" fo:padding-top="2.15pt" fo:padding-bottom="2.15pt" fo:padding-left="2.15pt" fo:padding-right="2.15pt" draw:shadow-offset-x="8.65pt" draw:shadow-offset-y="8.65pt" draw:shadow-opacity="100%"/>
    </style:style>
    <style:style style:name="gr13" style:family="graphic">
      <style:graphic-properties svg:stroke-color="#985006" draw:fill="solid" draw:fill-color="#985006" draw:opacity="80%" draw:textarea-horizontal-align="justify" draw:textarea-vertical-align="middle" draw:auto-grow-height="false" fo:min-height="6.04pt" fo:min-width="400.62pt" draw:shadow-opacity="80%"/>
    </style:style>
    <style:style style:name="gr14" style:family="graphic">
      <style:graphic-properties svg:stroke-color="#985006" draw:fill="solid" draw:fill-color="#985006" draw:opacity="80%" draw:textarea-horizontal-align="justify" draw:textarea-vertical-align="middle" draw:auto-grow-height="false" fo:min-height="37.64pt" fo:min-width="271.93pt" draw:shadow-opacity="80%"/>
    </style:style>
    <style:style style:name="gr15" style:family="graphic">
      <style:graphic-properties svg:stroke-color="#333333" draw:fill-color="#000000" draw:textarea-horizontal-align="justify" draw:textarea-vertical-align="middle" draw:auto-grow-height="false" fo:min-height="89.6pt" fo:min-width="51pt"/>
    </style:style>
    <style:style style:name="gr16" style:family="graphic">
      <style:graphic-properties svg:stroke-color="#985006" draw:fill="solid" draw:fill-color="#985006" draw:opacity="80%" draw:textarea-horizontal-align="justify" draw:textarea-vertical-align="middle" draw:auto-grow-height="false" fo:min-height="33.11pt" fo:min-width="6.46pt" draw:shadow-opacity="80%"/>
    </style:style>
    <style:style style:name="gr17" style:family="graphic">
      <style:graphic-properties svg:stroke-color="#985006" draw:fill="solid" draw:fill-color="#985006" draw:opacity="80%" draw:textarea-horizontal-align="justify" draw:textarea-vertical-align="middle" draw:auto-grow-height="false" fo:min-height="6.04pt" fo:min-width="278.45pt" draw:shadow-opacity="80%"/>
    </style:style>
    <style:style style:name="P1" style:family="paragraph">
      <loext:graphic-properties draw:fill="solid" draw:fill-color="#eeeeee" draw:opacity="100%"/>
    </style:style>
    <style:style style:name="P2" style:family="paragraph">
      <loext:graphic-properties draw:fill-color="#996600" draw:opacity="50%"/>
    </style:style>
    <style:style style:name="P3" style:family="paragraph">
      <loext:graphic-properties draw:fill-color="#333333" draw:opacity="50%"/>
    </style:style>
    <style:style style:name="P4" style:family="paragraph">
      <loext:graphic-properties draw:fill="none" draw:fill-color="#ffffff" draw:opacity="100%"/>
    </style:style>
    <style:style style:name="P5" style:family="paragraph">
      <loext:graphic-properties draw:fill-color="#ffffff" draw:opacity="50%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80%"/>
    </style:style>
    <style:style style:name="P8" style:family="paragraph">
      <loext:graphic-properties draw:fill-color="#333333"/>
    </style:style>
    <style:style style:name="P9" style:family="paragraph">
      <loext:graphic-properties draw:fill-color="#000000" draw:opacity="100%"/>
    </style:style>
    <style:style style:name="P10" style:family="paragraph">
      <loext:graphic-properties draw:fill="none" draw:fill-color="#eeeeee" draw:opacity="100%"/>
    </style:style>
    <style:style style:name="P11" style:family="paragraph">
      <loext:graphic-properties draw:fill="solid" draw:fill-color="#985006" draw:opacity="80%"/>
    </style:style>
    <style:style style:name="P12" style:family="paragraph">
      <loext:graphic-properties draw:fill-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87.36pt" svg:height="86.66pt" svg:x="802.91pt" svg:y="525.26pt">
            <text:p/>
            <draw:enhanced-geometry svg:viewBox="0 0 21600 21600" draw:type="rectangle" draw:enhanced-path="M 0 0 L 21600 0 21600 21600 0 21600 0 0 Z N"/>
          </draw:custom-shape>
          <draw:g draw:z-index="1">
            <draw:custom-shape draw:style-name="gr2" draw:text-style-name="P2" svg:width="77.7pt" svg:height="307.93pt" svg:x="25.91pt" svg:y="383.24pt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svg:width="76.9pt" svg:height="205.54pt" svg:x="104.43pt" svg:y="485.63pt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2" draw:style-name="gr4" draw:text-style-name="P3" svg:width="360.96pt" svg:height="204.04pt" svg:x="556.87pt" svg:y="230.4pt">
            <text:p/>
            <draw:enhanced-geometry svg:viewBox="0 0 21600 21600" draw:type="rectangle" draw:enhanced-path="M 0 0 L 21600 0 21600 21600 0 21600 0 0 Z N"/>
          </draw:custom-shape>
          <draw:custom-shape draw:z-index="3" draw:style-name="gr5" draw:text-style-name="P4" svg:width="1152.54pt" svg:height="20.32pt" svg:x="25.91pt" svg:y="670.11pt">
            <text:p/>
            <draw:enhanced-geometry svg:viewBox="0 0 21600 21600" draw:type="rectangle" draw:enhanced-path="M 0 0 L 21600 0 21600 21600 0 21600 0 0 Z N"/>
          </draw:custom-shape>
          <draw:custom-shape draw:z-index="4" draw:style-name="gr6" draw:text-style-name="P5" svg:width="64.74pt" svg:height="64.01pt" svg:x="1029.23pt" svg:y="101.76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" draw:style-name="gr7" draw:text-style-name="P6" svg:x1="1074.87pt" svg:y1="524.15pt" svg:x2="1176.83pt" svg:y2="524.15pt">
            <text:p/>
          </draw:line>
          <draw:line draw:z-index="6" draw:style-name="gr7" draw:text-style-name="P6" svg:x1="1099.96pt" svg:y1="134.22pt" svg:x2="1177.63pt" svg:y2="134.22pt">
            <text:p/>
          </draw:line>
          <draw:line draw:z-index="7" draw:style-name="gr7" draw:text-style-name="P6" svg:x1="1060.7pt" svg:y1="25.6pt" svg:x2="1060.7pt" svg:y2="99.38pt">
            <text:p/>
          </draw:line>
          <draw:line draw:z-index="8" draw:style-name="gr7" draw:text-style-name="P6" svg:x1="737.15pt" svg:y1="331.31pt" svg:x2="737.15pt" svg:y2="689.75pt">
            <text:p/>
          </draw:line>
          <draw:line draw:z-index="9" draw:style-name="gr7" draw:text-style-name="P6" svg:x1="736.55pt" svg:y1="332.36pt" svg:x2="1176.83pt" svg:y2="332.36pt">
            <text:p/>
          </draw:line>
          <draw:custom-shape draw:z-index="10" draw:style-name="gr8" draw:text-style-name="P7" svg:width="50.17pt" svg:height="50.43pt" svg:x="621.61pt" svg:y="281.6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style-name="gr9" draw:text-style-name="P8" svg:width="26.62pt" svg:height="24.83pt" svg:x="723.6pt" svg:y="319.8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0" draw:text-style-name="P9" svg:width="233.09pt" svg:height="13.55pt" svg:x="621.64pt" svg:y="434.98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" draw:text-style-name="P1" svg:width="87.36pt" svg:height="86.66pt" svg:x="582.75pt" svg:y="563.22pt">
            <text:p/>
            <draw:enhanced-geometry svg:viewBox="0 0 21600 21600" draw:type="rectangle" draw:enhanced-path="M 0 0 L 21600 0 21600 21600 0 21600 0 0 Z N"/>
          </draw:custom-shape>
          <draw:custom-shape draw:z-index="14" draw:style-name="gr1" draw:text-style-name="P1" svg:width="87.36pt" svg:height="86.66pt" svg:x="492.09pt" svg:y="563.22pt">
            <text:p/>
            <draw:enhanced-geometry svg:viewBox="0 0 21600 21600" draw:type="rectangle" draw:enhanced-path="M 0 0 L 21600 0 21600 21600 0 21600 0 0 Z N"/>
          </draw:custom-shape>
          <draw:custom-shape draw:z-index="15" draw:style-name="gr1" draw:text-style-name="P1" svg:width="87.36pt" svg:height="86.66pt" svg:x="401.44pt" svg:y="563.22pt">
            <text:p/>
            <draw:enhanced-geometry svg:viewBox="0 0 21600 21600" draw:type="rectangle" draw:enhanced-path="M 0 0 L 21600 0 21600 21600 0 21600 0 0 Z N"/>
          </draw:custom-shape>
          <draw:line draw:z-index="16" draw:style-name="gr7" draw:text-style-name="P6" svg:x1="738.17pt" svg:y1="524.78pt" svg:x2="800.48pt" svg:y2="524.78pt">
            <text:p/>
          </draw:line>
          <draw:line draw:z-index="17" draw:style-name="gr7" draw:text-style-name="P6" svg:x1="1087.82pt" svg:y1="525.54pt" svg:x2="1087.82pt" svg:y2="689.67pt">
            <text:p/>
          </draw:line>
          <draw:line draw:z-index="18" draw:style-name="gr7" draw:text-style-name="P6" svg:x1="388.52pt" svg:y1="563.19pt" svg:x2="388.52pt" svg:y2="687.46pt">
            <text:p/>
          </draw:line>
          <draw:line draw:z-index="19" draw:style-name="gr7" draw:text-style-name="P6" svg:x1="673.4pt" svg:y1="576pt" svg:x2="735.7pt" svg:y2="576pt">
            <text:p/>
          </draw:line>
          <draw:custom-shape draw:z-index="20" draw:style-name="gr11" draw:text-style-name="P10" svg:width="87.36pt" svg:height="86.66pt" svg:x="246.05pt" svg:y="256.03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12" draw:text-style-name="P10" svg:width="87.36pt" svg:height="88.84pt" svg:x="336.7pt" svg:y="345.6pt">
            <text:p/>
            <draw:enhanced-geometry svg:viewBox="0 0 21600 21600" draw:type="rectangle" draw:enhanced-path="M 0 0 L 21600 0 21600 21600 0 21600 0 0 Z N"/>
          </draw:custom-shape>
          <draw:line draw:z-index="22" draw:style-name="gr7" draw:text-style-name="P6" svg:x1="25.91pt" svg:y1="256pt" svg:x2="245.25pt" svg:y2="256pt">
            <text:p/>
          </draw:line>
          <draw:line draw:z-index="23" draw:style-name="gr7" draw:text-style-name="P6" svg:x1="233.09pt" svg:y1="256pt" svg:x2="233.09pt" svg:y2="689.24pt">
            <text:p/>
          </draw:line>
          <draw:custom-shape draw:z-index="24" draw:style-name="gr11" draw:text-style-name="P10" svg:width="87.36pt" svg:height="86.66pt" svg:x="336.7pt" svg:y="256.03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style-name="gr11" draw:text-style-name="P10" svg:width="87.36pt" svg:height="86.66pt" svg:x="246.05pt" svg:y="345.63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style-name="gr13" draw:text-style-name="P11" svg:width="400.62pt" svg:height="6.04pt" svg:x="401.47pt" svg:y="556.4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7" draw:style-name="gr7" draw:text-style-name="P6" svg:x1="25.94pt" svg:y1="563.19pt" svg:x2="400.65pt" svg:y2="563.19pt">
            <text:p/>
          </draw:line>
          <draw:custom-shape draw:z-index="28" draw:style-name="gr1" draw:text-style-name="P1" svg:width="87.36pt" svg:height="86.66pt" svg:x="893.57pt" svg:y="525.26pt">
            <text:p/>
            <draw:enhanced-geometry svg:viewBox="0 0 21600 21600" draw:type="rectangle" draw:enhanced-path="M 0 0 L 21600 0 21600 21600 0 21600 0 0 Z N"/>
          </draw:custom-shape>
          <draw:custom-shape draw:z-index="29" draw:style-name="gr1" draw:text-style-name="P1" svg:width="87.36pt" svg:height="86.66pt" svg:x="984.22pt" svg:y="525.26pt">
            <text:p/>
            <draw:enhanced-geometry svg:viewBox="0 0 21600 21600" draw:type="rectangle" draw:enhanced-path="M 0 0 L 21600 0 21600 21600 0 21600 0 0 Z N"/>
          </draw:custom-shape>
          <draw:custom-shape draw:z-index="30" draw:style-name="gr14" draw:text-style-name="P11" svg:width="271.93pt" svg:height="37.64pt" svg:x="801.27pt" svg:y="613.6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style-name="gr15" draw:text-style-name="P12" svg:width="51pt" svg:height="89.6pt" svg:x="712.29pt" svg:y="601.63pt">
            <text:p/>
            <draw:enhanced-geometry svg:viewBox="0 0 21600 21600" draw:type="rectangle" draw:enhanced-path="M 0 0 L 21600 0 21600 21600 0 21600 0 0 Z N"/>
          </draw:custom-shape>
          <draw:custom-shape draw:z-index="32" draw:style-name="gr16" draw:text-style-name="P11" svg:width="6.46pt" svg:height="33.11pt" svg:x="795.71pt" svg:y="522.54pt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z-index="33" draw:style-name="gr17" draw:text-style-name="P11" svg:width="278.45pt" svg:height="6.04pt" svg:x="795.63pt" svg:y="517.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34" draw:style-name="gr7" draw:text-style-name="P6" svg:x1="1099.98pt" svg:y1="612.14pt" svg:x2="1099.98pt" svg:y2="653.56pt">
            <text:p/>
          </draw:line>
          <draw:line draw:z-index="35" draw:style-name="gr7" draw:text-style-name="P6" svg:x1="660.05pt" svg:y1="522.54pt" svg:x2="660.05pt" svg:y2="557.18pt">
            <text:p/>
          </draw:lin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0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20"/>
          <table:table-cell table:style-name="ce10" table:number-columns-repeated="20"/>
          <table:table-cell table:style-name="ce12" table:number-columns-repeated="20"/>
          <table:table-cell table:style-name="ce8" table:number-columns-repeated="20"/>
          <table:table-cell table:style-name="ce2" table:number-columns-repeated="9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2"/>
          <table:table-cell table:style-name="Default" table:number-columns-repeated="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ce9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4"/>
          <table:table-cell table:style-name="Default" office:value-type="string" calcext:value-type="string">
            <text:p>H300</text:p>
          </table:table-cell>
          <table:table-cell table:style-name="Default" table:number-columns-repeated="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18"/>
          <table:table-cell office:value-type="string" calcext:value-type="string">
            <text:p>W300</text:p>
          </table:table-cell>
          <table:table-cell table:number-columns-repeated="16"/>
        </table:table-row>
        <table:table-row table:style-name="ro1" table:number-rows-repeated="6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24"/>
          <table:table-cell table:style-name="ce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TV CP : 250mm to right from Junction Box</text:p>
          </table:table-cell>
          <table:table-cell table:style-name="Default" table:number-columns-repeated="20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3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office:value-type="string" calcext:value-type="string">
            <text:p>W850</text:p>
          </table:table-cell>
          <table:table-cell table:style-name="Default" table:number-columns-repeated="21"/>
          <table:table-cell table:number-columns-repeated="3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28"/>
          <table:table-cell table:style-name="Default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3"/>
          <table:table-cell table:style-name="ce11"/>
          <table:table-cell table:style-name="Default" table:number-columns-repeated="2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9"/>
          <table:table-cell table:style-name="Default" table:number-columns-repeated="18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7"/>
          <table:table-cell table:style-name="ce9" office:value-type="string" calcext:value-type="string">
            <text:p>W170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9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style-name="Default" office:value-type="string" calcext:value-type="string">
            <text:p>H1700</text:p>
          </table:table-cell>
          <table:table-cell table:style-name="Default" table:number-columns-repeated="15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5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9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3"/>
          <table:table-cell table:style-name="ce11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9"/>
          <table:table-cell table:style-name="Default"/>
          <table:table-cell table:number-columns-repeated="6"/>
          <table:table-cell table:style-name="ce11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19"/>
          <table:table-cell office:value-type="string" calcext:value-type="string">
            <text:p>H1400</text:p>
          </table:table-cell>
          <table:table-cell table:number-columns-repeated="3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4"/>
          <table:table-cell table:style-name="ce11"/>
          <table:table-cell table:style-name="ce4" table:number-columns-repeated="2"/>
          <table:table-cell table:number-columns-repeated="27"/>
          <table:table-cell table:style-name="Default"/>
          <table:table-cell table:number-columns-repeated="2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0"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ce11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/>
          <table:table-cell/>
          <table:table-cell table:style-name="ce4" table:number-columns-repeated="5"/>
          <table:table-cell table:number-columns-repeated="32"/>
          <table:table-cell office:value-type="string" calcext:value-type="string">
            <text:p>W1066x D350 x T20</text:p>
          </table:table-cell>
          <table:table-cell table:number-columns-repeated="10"/>
          <table:table-cell table:style-name="Default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/>
          <table:table-cell table:style-name="Default"/>
          <table:table-cell table:number-columns-repeated="9"/>
          <table:table-cell table:style-name="ce11"/>
          <table:table-cell table:number-columns-repeated="31"/>
          <table:table-cell table:style-name="Default" table:number-columns-repeated="2"/>
          <table:table-cell table:number-columns-repeated="4"/>
          <table:table-cell office:value-type="string" calcext:value-type="string">
            <text:p>W400</text:p>
          </table:table-cell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11"/>
          <table:table-cell table:style-name="Default"/>
          <table:table-cell table:number-columns-repeated="3"/>
          <table:table-cell office:value-type="string" calcext:value-type="string">
            <text:p>H234</text:p>
          </table:table-cell>
          <table:table-cell table:number-columns-repeated="3"/>
          <table:table-cell table:style-name="Default"/>
          <table:table-cell office:value-type="string" calcext:value-type="string">
            <text:p>W250</text:p>
          </table:table-cell>
          <table:table-cell table:number-columns-repeated="29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2"/>
          <table:table-cell table:style-name="ce11"/>
          <table:table-cell table:number-columns-repeated="8"/>
          <table:table-cell table:style-name="ce4" table:number-columns-repeated="3"/>
          <table:table-cell table:style-name="ce4" office:value-type="string" calcext:value-type="string">
            <text:p>W1550x D350 x T20</text:p>
          </table:table-cell>
          <table:table-cell table:style-name="ce4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H134</text:p>
          </table:table-cell>
          <table:table-cell table:number-columns-repeated="38"/>
          <table:table-cell table:style-name="ce11"/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19"/>
          <table:table-cell office:value-type="string" calcext:value-type="string">
            <text:p>W1450</text:p>
          </table:table-cell>
          <table:table-cell table:number-columns-repeated="11"/>
          <table:table-cell table:style-name="ce4" table:number-columns-repeated="7"/>
          <table:table-cell table:number-columns-repeated="8"/>
          <table:table-cell table:style-name="ce11"/>
          <table:table-cell table:number-columns-repeated="37"/>
          <table:table-cell office:value-type="string" calcext:value-type="string">
            <text:p>H650</text:p>
          </table:table-cell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2"/>
          <table:table-cell table:style-name="ce11"/>
          <table:table-cell table:number-columns-repeated="2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Default"/>
          <table:table-cell table:number-columns-repeated="5"/>
          <table:table-cell table:style-name="ce4" table:number-columns-repeated="7"/>
          <table:table-cell table:number-columns-repeated="15"/>
          <table:table-cell office:value-type="string" calcext:value-type="string">
            <text:p>W250</text:p>
          </table:table-cell>
          <table:table-cell table:number-columns-repeated="8"/>
          <table:table-cell table:style-name="Default"/>
          <table:table-cell table:number-columns-repeated="2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7"/>
          <table:table-cell table:style-name="ce11"/>
          <table:table-cell table:number-columns-repeated="3"/>
          <table:table-cell table:style-name="ce4" table:number-columns-repeated="7"/>
          <table:table-cell table:number-columns-repeated="46"/>
          <table:table-cell table:style-name="Default"/>
          <table:table-cell/>
          <table:table-cell table:style-name="Default"/>
          <table:table-cell/>
          <table:table-cell table:style-name="ce4" table:number-columns-repeated="3"/>
          <table:table-cell table:number-columns-repeated="2"/>
          <table:table-cell table:style-name="ce9"/>
          <table:table-cell table:number-columns-repeated="10"/>
        </table:table-row>
        <table:table-row table:style-name="ro1">
          <table:table-cell table:number-columns-repeated="28"/>
          <table:table-cell office:value-type="string" calcext:value-type="string">
            <text:p>H500</text:p>
          </table:table-cell>
          <table:table-cell table:number-columns-repeated="2"/>
          <table:table-cell table:style-name="ce4" table:number-columns-repeated="4"/>
          <table:table-cell/>
          <table:table-cell table:style-name="ce4" table:number-columns-repeated="2"/>
          <table:table-cell table:number-columns-repeated="47"/>
          <table:table-cell table:style-name="Default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7"/>
          <table:table-cell office:value-type="string" calcext:value-type="string">
            <text:p>H150</text:p>
          </table:table-cell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0"/>
          <table:table-cell office:value-type="string" calcext:value-type="string">
            <text:p>W1050xD200</text:p>
          </table:table-cell>
          <table:table-cell table:number-columns-repeated="19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13" table:number-columns-repeated="2"/>
          <table:table-cell table:style-name="ce7" table:number-columns-repeated="27"/>
          <table:table-cell table:style-name="ce13"/>
          <table:table-cell table:style-name="ce7" table:number-columns-repeated="10"/>
          <table:table-cell table:style-name="ce13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"/>
          <table:table-cell table:style-name="ce8" table:number-columns-repeated="20"/>
          <table:table-cell table:style-name="ce12" table:number-columns-repeated="20"/>
          <table:table-cell table:style-name="ce10" table:number-columns-repeated="20"/>
          <table:table-cell table:style-name="ce3" table:number-columns-repeated="20"/>
          <table:table-cell table:number-columns-repeated="2"/>
          <table:table-cell table:style-name="ce4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fo:page-width="841.89pt" fo:page-height="595.3pt" style:num-format="1" style:print-orientation="landscape" fo:margin-top="35.66pt" fo:margin-bottom="28.06pt" fo:margin-left="29.31pt" fo:margin-right="29.31pt" style:shadow="none" loext:scale-to-X="1" loext:scale-to-Y="1" style:table-centering="both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4:41:29.76684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3-21T14:41:37.487316332</dc:date>
    <meta:editing-duration>PT8H51M41S</meta:editing-duration>
    <meta:editing-cycles>65</meta:editing-cycles>
    <meta:generator>LibreOffice/5.1.6.2$Linux_X86_64 LibreOffice_project/10m0$Build-2</meta:generator>
    <meta:document-statistic meta:table-count="1" meta:cell-count="19" meta:object-count="36"/>
  </office:meta>
</office:document-meta>
</file>